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/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1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growth" table:style-name="ta1">
        <table:table-column table:style-name="co1" table:number-columns-repeated="15" table:default-cell-style-name="Default"/>
        <table:table-column table:style-name="co1" table:number-columns-repeated="3" table:default-cell-style-name="ce2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 <text:s/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2" calcext:value-type="float">
            <text:p>0.40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" calcext:value-type="float">
            <text:p>0.52</text:p>
          </table:table-cell>
          <table:table-cell office:value-type="float" office:value="0.534" calcext:value-type="float">
            <text:p>0.534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58" calcext:value-type="float">
            <text:p>0.25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" calcext:value-type="float">
            <text:p>0.45</text:p>
          </table:table-cell>
          <table:table-cell office:value-type="float" office:value="0.524" calcext:value-type="float">
            <text:p>0.524</text:p>
          </table:table-cell>
          <table:table-cell office:value-type="float" office:value="0.531" calcext:value-type="float">
            <text:p>0.53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7" calcext:value-type="float">
            <text:p>0.217</text:p>
          </table:table-cell>
          <table:table-cell office:value-type="float" office:value="0.3" calcext:value-type="float">
            <text:p>0.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2" calcext:value-type="float">
            <text:p>0.36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3" calcext:value-type="float">
            <text:p>0.47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4" calcext:value-type="float">
            <text:p>0.544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79" calcext:value-type="float">
            <text:p>0.17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341" calcext:value-type="float">
            <text:p>0.341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7" calcext:value-type="float">
            <text:p>0.467</text:p>
          </table:table-cell>
          <table:table-cell office:value-type="float" office:value="0.544" calcext:value-type="float">
            <text:p>0.544</text:p>
          </table:table-cell>
          <table:table-cell office:value-type="float" office:value="0.528" calcext:value-type="float">
            <text:p>0.528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" calcext:value-type="float">
            <text:p>0.4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67" calcext:value-type="float">
            <text:p>0.567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6" calcext:value-type="float">
            <text:p>0.35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7" calcext:value-type="float">
            <text:p>0.44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8" calcext:value-type="float">
            <text:p>0.538</text:p>
          </table:table-cell>
          <table:table-cell office:value-type="float" office:value="0.591" calcext:value-type="float">
            <text:p>0.591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4" calcext:value-type="float">
            <text:p>0.184</text:p>
          </table:table-cell>
          <table:table-cell office:value-type="float" office:value="0.269" calcext:value-type="float">
            <text:p>0.269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74" calcext:value-type="float">
            <text:p>0.37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7" calcext:value-type="float">
            <text:p>0.46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42" calcext:value-type="float">
            <text:p>0.542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7" calcext:value-type="float">
            <text:p>0.157</text:p>
          </table:table-cell>
          <table:table-cell office:value-type="float" office:value="0.234" calcext:value-type="float">
            <text:p>0.23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2" calcext:value-type="float">
            <text:p>0.492</text:p>
          </table:table-cell>
          <table:table-cell office:value-type="float" office:value="0.581" calcext:value-type="float">
            <text:p>0.581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2" calcext:value-type="float">
            <text:p>0.392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2" calcext:value-type="float">
            <text:p>0.442</text:p>
          </table:table-cell>
          <table:table-cell office:value-type="float" office:value="0.466" calcext:value-type="float">
            <text:p>0.466</text:p>
          </table:table-cell>
          <table:table-cell office:value-type="float" office:value="0.506" calcext:value-type="float">
            <text:p>0.506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4" calcext:value-type="float">
            <text:p>0.594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2" calcext:value-type="float">
            <text:p>0.162</text:p>
          </table:table-cell>
          <table:table-cell office:value-type="float" office:value="0.23" calcext:value-type="float">
            <text:p>0.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8" calcext:value-type="float">
            <text:p>0.38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9" calcext:value-type="float">
            <text:p>0.42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56" calcext:value-type="float">
            <text:p>0.556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6" calcext:value-type="float">
            <text:p>0.16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" calcext:value-type="float">
            <text:p>0.2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3" calcext:value-type="float">
            <text:p>0.38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3" calcext:value-type="float">
            <text:p>0.473</text:p>
          </table:table-cell>
          <table:table-cell office:value-type="float" office:value="0.495" calcext:value-type="float">
            <text:p>0.495</text:p>
          </table:table-cell>
          <table:table-cell office:value-type="float" office:value="0.536" calcext:value-type="float">
            <text:p>0.536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4" calcext:value-type="float">
            <text:p>0.184</text:p>
          </table:table-cell>
          <table:table-cell office:value-type="float" office:value="0.243" calcext:value-type="float">
            <text:p>0.24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92" calcext:value-type="float">
            <text:p>0.392</text:p>
          </table:table-cell>
          <table:table-cell office:value-type="float" office:value="0.423" calcext:value-type="float">
            <text:p>0.423</text:p>
          </table:table-cell>
          <table:table-cell office:value-type="float" office:value="0.492" calcext:value-type="float">
            <text:p>0.492</text:p>
          </table:table-cell>
          <table:table-cell office:value-type="float" office:value="0.5" calcext:value-type="float">
            <text:p>0.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26" calcext:value-type="float">
            <text:p>0.526</text:p>
          </table:table-cell>
          <table:table-cell office:value-type="float" office:value="0.615" calcext:value-type="float">
            <text:p>0.615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6" calcext:value-type="float">
            <text:p>0.2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" calcext:value-type="float">
            <text:p>0.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7" calcext:value-type="float">
            <text:p>0.48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68" calcext:value-type="float">
            <text:p>0.568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19" calcext:value-type="float">
            <text:p>0.1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9" calcext:value-type="float">
            <text:p>0.359</text:p>
          </table:table-cell>
          <table:table-cell office:value-type="float" office:value="0.41" calcext:value-type="float">
            <text:p>0.41</text:p>
          </table:table-cell>
          <table:table-cell office:value-type="float" office:value="0.432" calcext:value-type="float">
            <text:p>0.43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" calcext:value-type="float">
            <text:p>0.4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77" calcext:value-type="float">
            <text:p>0.577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3" calcext:value-type="float">
            <text:p>0.163</text:p>
          </table:table-cell>
          <table:table-cell office:value-type="float" office:value="0.24" calcext:value-type="float">
            <text:p>0.2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8" calcext:value-type="float">
            <text:p>0.4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" calcext:value-type="float">
            <text:p>0.48</text:p>
          </table:table-cell>
          <table:table-cell office:value-type="float" office:value="0.496" calcext:value-type="float">
            <text:p>0.496</text:p>
          </table:table-cell>
          <table:table-cell office:value-type="float" office:value="0.55" calcext:value-type="float">
            <text:p>0.55</text:p>
          </table:table-cell>
          <table:table-cell office:value-type="float" office:value="0.592" calcext:value-type="float">
            <text:p>0.592</text:p>
          </table:table-cell>
          <table:table-cell office:value-type="float" office:value="0.604" calcext:value-type="float">
            <text:p>0.60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85" calcext:value-type="float">
            <text:p>0.38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6" calcext:value-type="float">
            <text:p>0.56</text:p>
          </table:table-cell>
          <table:table-cell office:value-type="float" office:value="0.602" calcext:value-type="float">
            <text:p>0.602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" calcext:value-type="float">
            <text:p>0.2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2" calcext:value-type="float">
            <text:p>0.37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71" calcext:value-type="float">
            <text:p>0.471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8" calcext:value-type="float">
            <text:p>0.538</text:p>
          </table:table-cell>
          <table:table-cell office:value-type="float" office:value="0.573" calcext:value-type="float">
            <text:p>0.573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57" calcext:value-type="float">
            <text:p>0.257</text:p>
          </table:table-cell>
          <table:table-cell office:value-type="float" office:value="0.31" calcext:value-type="float">
            <text:p>0.31</text:p>
          </table:table-cell>
          <table:table-cell office:value-type="float" office:value="0.356" calcext:value-type="float">
            <text:p>0.356</text:p>
          </table:table-cell>
          <table:table-cell office:value-type="float" office:value="0.401" calcext:value-type="float">
            <text:p>0.401</text:p>
          </table:table-cell>
          <table:table-cell office:value-type="float" office:value="0.46" calcext:value-type="float">
            <text:p>0.46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85" calcext:value-type="float">
            <text:p>0.585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72" calcext:value-type="float">
            <text:p>0.17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3" calcext:value-type="float">
            <text:p>0.383</text:p>
          </table:table-cell>
          <table:table-cell office:value-type="float" office:value="0.409" calcext:value-type="float">
            <text:p>0.40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47" calcext:value-type="float">
            <text:p>0.547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2" calcext:value-type="float">
            <text:p>0.39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89" calcext:value-type="float">
            <text:p>0.489</text:p>
          </table:table-cell>
          <table:table-cell office:value-type="float" office:value="0.508" calcext:value-type="float">
            <text:p>0.508</text:p>
          </table:table-cell>
          <table:table-cell office:value-type="float" office:value="0.545" calcext:value-type="float">
            <text:p>0.545</text:p>
          </table:table-cell>
          <table:table-cell office:value-type="float" office:value="0.576" calcext:value-type="float">
            <text:p>0.576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94" calcext:value-type="float">
            <text:p>0.194</text:p>
          </table:table-cell>
          <table:table-cell office:value-type="float" office:value="0.253" calcext:value-type="float">
            <text:p>0.25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51" calcext:value-type="float">
            <text:p>0.551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9" calcext:value-type="float">
            <text:p>0.19</text:p>
          </table:table-cell>
          <table:table-cell office:value-type="float" office:value="0.246" calcext:value-type="float">
            <text:p>0.246</text:p>
          </table:table-cell>
          <table:table-cell office:value-type="float" office:value="0.303" calcext:value-type="float">
            <text:p>0.30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5" calcext:value-type="float">
            <text:p>0.535</text:p>
          </table:table-cell>
          <table:table-cell office:value-type="float" office:value="0.574" calcext:value-type="float">
            <text:p>0.574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" calcext:value-type="float">
            <text:p>0.3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58" calcext:value-type="float">
            <text:p>0.458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57" calcext:value-type="float">
            <text:p>0.557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1" calcext:value-type="float">
            <text:p>0.181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7" calcext:value-type="float">
            <text:p>0.2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" calcext:value-type="float">
            <text:p>0.49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1" calcext:value-type="float">
            <text:p>0.521</text:p>
          </table:table-cell>
          <table:table-cell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8" calcext:value-type="float">
            <text:p>0.15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5" calcext:value-type="float">
            <text:p>0.3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9" calcext:value-type="float">
            <text:p>0.519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8" calcext:value-type="float">
            <text:p>0.58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" calcext:value-type="float">
            <text:p>0.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3" calcext:value-type="float">
            <text:p>0.40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81" calcext:value-type="float">
            <text:p>0.481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09" calcext:value-type="float">
            <text:p>0.509</text:p>
          </table:table-cell>
          <table:table-cell office:value-type="float" office:value="0.603" calcext:value-type="float">
            <text:p>0.603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4" calcext:value-type="float">
            <text:p>0.1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91" calcext:value-type="float">
            <text:p>0.291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1" calcext:value-type="float">
            <text:p>0.531</text:p>
          </table:table-cell>
          <table:table-cell office:value-type="float" office:value="0.566" calcext:value-type="float">
            <text:p>0.56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49" calcext:value-type="float">
            <text:p>0.14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" calcext:value-type="float">
            <text:p>0.33</text:p>
          </table:table-cell>
          <table:table-cell office:value-type="float" office:value="0.362" calcext:value-type="float">
            <text:p>0.36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7" calcext:value-type="float">
            <text:p>0.527</text:p>
          </table:table-cell>
          <table:table-cell office:value-type="float" office:value="0.533" calcext:value-type="float">
            <text:p>0.533</text:p>
          </table:table-cell>
          <table:table-cell office:value-type="float" office:value="0.586" calcext:value-type="float">
            <text:p>0.586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" calcext:value-type="float">
            <text:p>0.1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" calcext:value-type="float">
            <text:p>0.2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93" calcext:value-type="float">
            <text:p>0.39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7" calcext:value-type="float">
            <text:p>0.487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162" calcext:value-type="float">
            <text:p>0.16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9" calcext:value-type="float">
            <text:p>0.55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1" calcext:value-type="float">
            <text:p>0.16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91" calcext:value-type="float">
            <text:p>0.491</text:p>
          </table:table-cell>
          <table:table-cell office:value-type="float" office:value="0.535" calcext:value-type="float">
            <text:p>0.535</text:p>
          </table:table-cell>
          <table:table-cell office:value-type="float" office:value="0.573" calcext:value-type="float">
            <text:p>0.573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75" calcext:value-type="float">
            <text:p>0.17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9" calcext:value-type="float">
            <text:p>0.389</text:p>
          </table:table-cell>
          <table:table-cell office:value-type="float" office:value="0.43" calcext:value-type="float">
            <text:p>0.4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95" calcext:value-type="float">
            <text:p>0.49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5" calcext:value-type="float">
            <text:p>0.525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155" calcext:value-type="float">
            <text:p>0.15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3" calcext:value-type="float">
            <text:p>0.503</text:p>
          </table:table-cell>
          <table:table-cell office:value-type="float" office:value="0.557" calcext:value-type="float">
            <text:p>0.557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79" calcext:value-type="float">
            <text:p>0.179</text:p>
          </table:table-cell>
          <table:table-cell office:value-type="float" office:value="0.249" calcext:value-type="float">
            <text:p>0.249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41" calcext:value-type="float">
            <text:p>0.44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2" calcext:value-type="float">
            <text:p>0.472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" calcext:value-type="float">
            <text:p>0.35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9" calcext:value-type="float">
            <text:p>0.549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3" calcext:value-type="float">
            <text:p>0.183</text:p>
          </table:table-cell>
          <table:table-cell office:value-type="float" office:value="0.24" calcext:value-type="float">
            <text:p>0.2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69" calcext:value-type="float">
            <text:p>0.469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.308" calcext:value-type="float">
            <text:p>0.308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" calcext:value-type="float">
            <text:p>0.43</text:p>
          </table:table-cell>
          <table:table-cell office:value-type="float" office:value="0.494" calcext:value-type="float">
            <text:p>0.494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191" calcext:value-type="float">
            <text:p>0.19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9" calcext:value-type="float">
            <text:p>0.38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</table:table-row>
      </table:table>
      <table:table table:name="mat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521" calcext:value-type="float">
            <text:p>0.521</text:p>
          </table:table-cell>
          <table:table-cell office:value-type="float" office:value="0.872" calcext:value-type="float">
            <text:p>0.87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72" calcext:value-type="float">
            <text:p>0.97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497" calcext:value-type="float">
            <text:p>0.497</text:p>
          </table:table-cell>
          <table:table-cell office:value-type="float" office:value="0.837" calcext:value-type="float">
            <text:p>0.837</text:p>
          </table:table-cell>
          <table:table-cell office:value-type="float" office:value="0.934" calcext:value-type="float">
            <text:p>0.93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7" calcext:value-type="float">
            <text:p>0.987</text:p>
          </table:table-cell>
          <table:table-cell office:value-type="float" office:value="0.999" calcext:value-type="float">
            <text:p>0.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498" calcext:value-type="float">
            <text:p>0.498</text:p>
          </table:table-cell>
          <table:table-cell office:value-type="float" office:value="0.857" calcext:value-type="float">
            <text:p>0.857</text:p>
          </table:table-cell>
          <table:table-cell office:value-type="float" office:value="0.93" calcext:value-type="float">
            <text:p>0.93</text:p>
          </table:table-cell>
          <table:table-cell office:value-type="float" office:value="0.969" calcext:value-type="float">
            <text:p>0.969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9" calcext:value-type="float">
            <text:p>0.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485" calcext:value-type="float">
            <text:p>0.485</text:p>
          </table:table-cell>
          <table:table-cell office:value-type="float" office:value="0.863" calcext:value-type="float">
            <text:p>0.863</text:p>
          </table:table-cell>
          <table:table-cell office:value-type="float" office:value="0.94" calcext:value-type="float">
            <text:p>0.94</text:p>
          </table:table-cell>
          <table:table-cell office:value-type="float" office:value="0.972" calcext:value-type="float">
            <text:p>0.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9" calcext:value-type="float">
            <text:p>0.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53" calcext:value-type="float">
            <text:p>0.853</text:p>
          </table:table-cell>
          <table:table-cell office:value-type="float" office:value="0.938" calcext:value-type="float">
            <text:p>0.938</text:p>
          </table:table-cell>
          <table:table-cell office:value-type="float" office:value="0.966" calcext:value-type="float">
            <text:p>0.966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9" calcext:value-type="float">
            <text:p>0.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516" calcext:value-type="float">
            <text:p>0.516</text:p>
          </table:table-cell>
          <table:table-cell office:value-type="float" office:value="0.885" calcext:value-type="float">
            <text:p>0.885</text:p>
          </table:table-cell>
          <table:table-cell office:value-type="float" office:value="0.94" calcext:value-type="float">
            <text:p>0.94</text:p>
          </table:table-cell>
          <table:table-cell office:value-type="float" office:value="0.966" calcext:value-type="float">
            <text:p>0.966</text:p>
          </table:table-cell>
          <table:table-cell office:value-type="float" office:value="1" calcext:value-type="float">
            <text:p>1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9" calcext:value-type="float">
            <text:p>0.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522" calcext:value-type="float">
            <text:p>0.52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352" calcext:value-type="float">
            <text:p>0.3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36" calcext:value-type="float">
            <text:p>0.36</text:p>
          </table:table-cell>
          <table:table-cell office:value-type="float" office:value="0.901" calcext:value-type="float">
            <text:p>0.90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372" calcext:value-type="float">
            <text:p>0.372</text:p>
          </table:table-cell>
          <table:table-cell office:value-type="float" office:value="0.915" calcext:value-type="float">
            <text:p>0.915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392" calcext:value-type="float">
            <text:p>0.392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435" calcext:value-type="float">
            <text:p>0.43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91" calcext:value-type="float">
            <text:p>0.991</text:p>
          </table:table-cell>
          <table:table-cell table:number-columns-repeated="2" office:value-type="float" office:value="0.996" calcext:value-type="float">
            <text:p>0.9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52" calcext:value-type="float">
            <text:p>0.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" calcext:value-type="float">
            <text:p>0.99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534" calcext:value-type="float">
            <text:p>0.534</text:p>
          </table:table-cell>
          <table:table-cell office:value-type="float" office:value="0.934" calcext:value-type="float">
            <text:p>0.93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" calcext:value-type="float">
            <text:p>0.99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938" calcext:value-type="float">
            <text:p>0.938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599" calcext:value-type="float">
            <text:p>0.59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7" calcext:value-type="float">
            <text:p>0.987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586" calcext:value-type="float">
            <text:p>0.586</text:p>
          </table:table-cell>
          <table:table-cell office:value-type="float" office:value="0.936" calcext:value-type="float">
            <text:p>0.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621" calcext:value-type="float">
            <text:p>0.621</text:p>
          </table:table-cell>
          <table:table-cell office:value-type="float" office:value="0.88" calcext:value-type="float">
            <text:p>0.88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688" calcext:value-type="float">
            <text:p>0.688</text:p>
          </table:table-cell>
          <table:table-cell office:value-type="float" office:value="0.886" calcext:value-type="float">
            <text:p>0.886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669" calcext:value-type="float">
            <text:p>0.669</text:p>
          </table:table-cell>
          <table:table-cell office:value-type="float" office:value="0.876" calcext:value-type="float">
            <text:p>0.876</text:p>
          </table:table-cell>
          <table:table-cell office:value-type="float" office:value="0.989" calcext:value-type="float">
            <text:p>0.989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692" calcext:value-type="float">
            <text:p>0.692</text:p>
          </table:table-cell>
          <table:table-cell office:value-type="float" office:value="0.909" calcext:value-type="float">
            <text:p>0.909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675" calcext:value-type="float">
            <text:p>0.675</text:p>
          </table:table-cell>
          <table:table-cell office:value-type="float" office:value="0.909" calcext:value-type="float">
            <text:p>0.909</text:p>
          </table:table-cell>
          <table:table-cell office:value-type="float" office:value="0.987" calcext:value-type="float">
            <text:p>0.987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0.997" calcext:value-type="float">
            <text:p>0.9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71" calcext:value-type="float">
            <text:p>0.7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92" calcext:value-type="float">
            <text:p>0.99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0.988" calcext:value-type="float">
            <text:p>0.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761" calcext:value-type="float">
            <text:p>0.761</text:p>
          </table:table-cell>
          <table:table-cell office:value-type="float" office:value="0.962" calcext:value-type="float">
            <text:p>0.96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616" calcext:value-type="float">
            <text:p>0.616</text:p>
          </table:table-cell>
          <table:table-cell office:value-type="float" office:value="0.959" calcext:value-type="float">
            <text:p>0.959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89" calcext:value-type="float">
            <text:p>0.589</text:p>
          </table:table-cell>
          <table:table-cell office:value-type="float" office:value="0.928" calcext:value-type="float">
            <text:p>0.928</text:p>
          </table:table-cell>
          <table:table-cell office:value-type="float" office:value="0.994" calcext:value-type="float">
            <text:p>0.99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46" calcext:value-type="float">
            <text:p>0.546</text:p>
          </table:table-cell>
          <table:table-cell office:value-type="float" office:value="0.921" calcext:value-type="float">
            <text:p>0.921</text:p>
          </table:table-cell>
          <table:table-cell office:value-type="float" office:value="0.994" calcext:value-type="float">
            <text:p>0.99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24" calcext:value-type="float">
            <text:p>0.524</text:p>
          </table:table-cell>
          <table:table-cell office:value-type="float" office:value="0.917" calcext:value-type="float">
            <text:p>0.917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541" calcext:value-type="float">
            <text:p>0.541</text:p>
          </table:table-cell>
          <table:table-cell office:value-type="float" office:value="0.919" calcext:value-type="float">
            <text:p>0.919</text:p>
          </table:table-cell>
          <table:table-cell office:value-type="float" office:value="0.999" calcext:value-type="float">
            <text:p>0.99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667" calcext:value-type="float">
            <text:p>0.667</text:p>
          </table:table-cell>
          <table:table-cell office:value-type="float" office:value="0.93" calcext:value-type="float">
            <text:p>0.93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655" calcext:value-type="float">
            <text:p>0.655</text:p>
          </table:table-cell>
          <table:table-cell office:value-type="float" office:value="0.927" calcext:value-type="float">
            <text:p>0.927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26" calcext:value-type="float">
            <text:p>0.926</text:p>
          </table:table-cell>
          <table:table-cell table:number-columns-repeated="3" office:value-type="float" office:value="0.999" calcext:value-type="float">
            <text:p>0.99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683" calcext:value-type="float">
            <text:p>0.68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675" calcext:value-type="float">
            <text:p>0.6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763" calcext:value-type="float">
            <text:p>0.76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632" calcext:value-type="float">
            <text:p>0.632</text:p>
          </table:table-cell>
          <table:table-cell office:value-type="float" office:value="0.937" calcext:value-type="float">
            <text:p>0.937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604" calcext:value-type="float">
            <text:p>0.60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469" calcext:value-type="float">
            <text:p>0.46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44" calcext:value-type="float">
            <text:p>0.44</text:p>
          </table:table-cell>
          <table:table-cell office:value-type="float" office:value="0.902" calcext:value-type="float">
            <text:p>0.902</text:p>
          </table:table-cell>
          <table:table-cell office:value-type="float" office:value="0.998" calcext:value-type="float">
            <text:p>0.998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ce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42" calcext:value-type="float">
            <text:p>0.42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3"/>
        </table:table-row>
      </table:table>
      <table:table table:name="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_tb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.133735" calcext:value-type="float">
            <text:p>4.133735</text:p>
          </table:table-cell>
          <table:table-cell office:value-type="float" office:value="6.019004" calcext:value-type="float">
            <text:p>6.019004</text:p>
          </table:table-cell>
          <table:table-cell office:value-type="float" office:value="8.92570387796992" calcext:value-type="float">
            <text:p>8.9257038779699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.619938" calcext:value-type="float">
            <text:p>3.619938</text:p>
          </table:table-cell>
          <table:table-cell office:value-type="float" office:value="5.552894" calcext:value-type="float">
            <text:p>5.552894</text:p>
          </table:table-cell>
          <table:table-cell office:value-type="float" office:value="9.60114884453822" calcext:value-type="float">
            <text:p>9.6011488445382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49368" calcext:value-type="float">
            <text:p>3.49368</text:p>
          </table:table-cell>
          <table:table-cell office:value-type="float" office:value="5.256575" calcext:value-type="float">
            <text:p>5.256575</text:p>
          </table:table-cell>
          <table:table-cell office:value-type="float" office:value="9.1193529673582" calcext:value-type="float">
            <text:p>9.11935296735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731743" calcext:value-type="float">
            <text:p>3.731743</text:p>
          </table:table-cell>
          <table:table-cell office:value-type="float" office:value="5.320603" calcext:value-type="float">
            <text:p>5.320603</text:p>
          </table:table-cell>
          <table:table-cell office:value-type="float" office:value="9.80501251854696" calcext:value-type="float">
            <text:p>9.8050125185469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010169" calcext:value-type="float">
            <text:p>4.010169</text:p>
          </table:table-cell>
          <table:table-cell office:value-type="float" office:value="5.250937" calcext:value-type="float">
            <text:p>5.250937</text:p>
          </table:table-cell>
          <table:table-cell office:value-type="float" office:value="9.08989238458529" calcext:value-type="float">
            <text:p>9.0898923845852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.978339" calcext:value-type="float">
            <text:p>3.978339</text:p>
          </table:table-cell>
          <table:table-cell office:value-type="float" office:value="5.360767" calcext:value-type="float">
            <text:p>5.360767</text:p>
          </table:table-cell>
          <table:table-cell office:value-type="float" office:value="8.88938320716259" calcext:value-type="float">
            <text:p>8.8893832071625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.562706" calcext:value-type="float">
            <text:p>3.562706</text:p>
          </table:table-cell>
          <table:table-cell office:value-type="float" office:value="4.869726" calcext:value-type="float">
            <text:p>4.869726</text:p>
          </table:table-cell>
          <table:table-cell office:value-type="float" office:value="9.05135747153989" calcext:value-type="float">
            <text:p>9.0513574715398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.528345" calcext:value-type="float">
            <text:p>3.528345</text:p>
          </table:table-cell>
          <table:table-cell office:value-type="float" office:value="4.62201" calcext:value-type="float">
            <text:p>4.62201</text:p>
          </table:table-cell>
          <table:table-cell office:value-type="float" office:value="8.58813340532176" calcext:value-type="float">
            <text:p>8.5881334053217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.473395" calcext:value-type="float">
            <text:p>3.473395</text:p>
          </table:table-cell>
          <table:table-cell office:value-type="float" office:value="4.747405" calcext:value-type="float">
            <text:p>4.747405</text:p>
          </table:table-cell>
          <table:table-cell office:value-type="float" office:value="8.70782541432806" calcext:value-type="float">
            <text:p>8.707825414328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.257928" calcext:value-type="float">
            <text:p>3.257928</text:p>
          </table:table-cell>
          <table:table-cell office:value-type="float" office:value="4.482301" calcext:value-type="float">
            <text:p>4.482301</text:p>
          </table:table-cell>
          <table:table-cell office:value-type="float" office:value="8.50390262798932" calcext:value-type="float">
            <text:p>8.5039026279893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.327951" calcext:value-type="float">
            <text:p>3.327951</text:p>
          </table:table-cell>
          <table:table-cell office:value-type="float" office:value="4.402563" calcext:value-type="float">
            <text:p>4.402563</text:p>
          </table:table-cell>
          <table:table-cell office:value-type="float" office:value="7.40297635031285" calcext:value-type="float">
            <text:p>7.4029763503128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.226517" calcext:value-type="float">
            <text:p>3.226517</text:p>
          </table:table-cell>
          <table:table-cell office:value-type="float" office:value="4.433707" calcext:value-type="float">
            <text:p>4.433707</text:p>
          </table:table-cell>
          <table:table-cell office:value-type="float" office:value="8.64338140167865" calcext:value-type="float">
            <text:p>8.6433814016786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.968248" calcext:value-type="float">
            <text:p>2.968248</text:p>
          </table:table-cell>
          <table:table-cell office:value-type="float" office:value="4.005904" calcext:value-type="float">
            <text:p>4.005904</text:p>
          </table:table-cell>
          <table:table-cell office:value-type="float" office:value="8.59280988920063" calcext:value-type="float">
            <text:p>8.592809889200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.648332" calcext:value-type="float">
            <text:p>2.648332</text:p>
          </table:table-cell>
          <table:table-cell office:value-type="float" office:value="3.745639" calcext:value-type="float">
            <text:p>3.745639</text:p>
          </table:table-cell>
          <table:table-cell office:value-type="float" office:value="8.51149157356404" calcext:value-type="float">
            <text:p>8.5114915735640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29018" calcext:value-type="float">
            <text:p>2.329018</text:p>
          </table:table-cell>
          <table:table-cell office:value-type="float" office:value="3.207506" calcext:value-type="float">
            <text:p>3.207506</text:p>
          </table:table-cell>
          <table:table-cell office:value-type="float" office:value="7.49743568491098" calcext:value-type="float">
            <text:p>7.497435684910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.303399" calcext:value-type="float">
            <text:p>2.303399</text:p>
          </table:table-cell>
          <table:table-cell office:value-type="float" office:value="3.182016" calcext:value-type="float">
            <text:p>3.182016</text:p>
          </table:table-cell>
          <table:table-cell office:value-type="float" office:value="7.9032393154638" calcext:value-type="float">
            <text:p>7.903239315463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.185774" calcext:value-type="float">
            <text:p>2.185774</text:p>
          </table:table-cell>
          <table:table-cell office:value-type="float" office:value="2.93663" calcext:value-type="float">
            <text:p>2.93663</text:p>
          </table:table-cell>
          <table:table-cell office:value-type="float" office:value="7.23350900870813" calcext:value-type="float">
            <text:p>7.2335090087081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14858" calcext:value-type="float">
            <text:p>2.14858</text:p>
          </table:table-cell>
          <table:table-cell office:value-type="float" office:value="2.90518" calcext:value-type="float">
            <text:p>2.90518</text:p>
          </table:table-cell>
          <table:table-cell office:value-type="float" office:value="7.34482204991204" calcext:value-type="float">
            <text:p>7.3448220499120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.118079" calcext:value-type="float">
            <text:p>2.118079</text:p>
          </table:table-cell>
          <table:table-cell office:value-type="float" office:value="2.831671" calcext:value-type="float">
            <text:p>2.831671</text:p>
          </table:table-cell>
          <table:table-cell office:value-type="float" office:value="6.96126579650712" calcext:value-type="float">
            <text:p>6.9612657965071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.302099" calcext:value-type="float">
            <text:p>2.302099</text:p>
          </table:table-cell>
          <table:table-cell office:value-type="float" office:value="3.122725" calcext:value-type="float">
            <text:p>3.122725</text:p>
          </table:table-cell>
          <table:table-cell office:value-type="float" office:value="6.95461449529321" calcext:value-type="float">
            <text:p>6.954614495293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283798" calcext:value-type="float">
            <text:p>2.283798</text:p>
          </table:table-cell>
          <table:table-cell office:value-type="float" office:value="3.129451" calcext:value-type="float">
            <text:p>3.129451</text:p>
          </table:table-cell>
          <table:table-cell office:value-type="float" office:value="6.23890134022361" calcext:value-type="float">
            <text:p>6.2389013402236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.172227" calcext:value-type="float">
            <text:p>2.172227</text:p>
          </table:table-cell>
          <table:table-cell office:value-type="float" office:value="2.956001" calcext:value-type="float">
            <text:p>2.956001</text:p>
          </table:table-cell>
          <table:table-cell office:value-type="float" office:value="5.62425203857608" calcext:value-type="float">
            <text:p>5.6242520385760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.066525" calcext:value-type="float">
            <text:p>2.066525</text:p>
          </table:table-cell>
          <table:table-cell office:value-type="float" office:value="3.072022" calcext:value-type="float">
            <text:p>3.072022</text:p>
          </table:table-cell>
          <table:table-cell office:value-type="float" office:value="5.16878358306819" calcext:value-type="float">
            <text:p>5.1687835830681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001924" calcext:value-type="float">
            <text:p>2.001924</text:p>
          </table:table-cell>
          <table:table-cell office:value-type="float" office:value="3.287812" calcext:value-type="float">
            <text:p>3.287812</text:p>
          </table:table-cell>
          <table:table-cell office:value-type="float" office:value="5.51657331047532" calcext:value-type="float">
            <text:p>5.516573310475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.623839" calcext:value-type="float">
            <text:p>2.623839</text:p>
          </table:table-cell>
          <table:table-cell office:value-type="float" office:value="3.576852" calcext:value-type="float">
            <text:p>3.576852</text:p>
          </table:table-cell>
          <table:table-cell office:value-type="float" office:value="4.61856637392767" calcext:value-type="float">
            <text:p>4.6185663739276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356722" calcext:value-type="float">
            <text:p>2.356722</text:p>
          </table:table-cell>
          <table:table-cell office:value-type="float" office:value="3.24179" calcext:value-type="float">
            <text:p>3.24179</text:p>
          </table:table-cell>
          <table:table-cell office:value-type="float" office:value="5.64113238218169" calcext:value-type="float">
            <text:p>5.641132382181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154446" calcext:value-type="float">
            <text:p>2.154446</text:p>
          </table:table-cell>
          <table:table-cell office:value-type="float" office:value="3.303545" calcext:value-type="float">
            <text:p>3.303545</text:p>
          </table:table-cell>
          <table:table-cell office:value-type="float" office:value="6.72992453976568" calcext:value-type="float">
            <text:p>6.7299245397656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.282022" calcext:value-type="float">
            <text:p>2.282022</text:p>
          </table:table-cell>
          <table:table-cell office:value-type="float" office:value="3.386745" calcext:value-type="float">
            <text:p>3.386745</text:p>
          </table:table-cell>
          <table:table-cell office:value-type="float" office:value="7.58225828015681" calcext:value-type="float">
            <text:p>7.5822582801568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.651098" calcext:value-type="float">
            <text:p>2.651098</text:p>
          </table:table-cell>
          <table:table-cell office:value-type="float" office:value="3.903342" calcext:value-type="float">
            <text:p>3.903342</text:p>
          </table:table-cell>
          <table:table-cell office:value-type="float" office:value="8.7074731254748" calcext:value-type="float">
            <text:p>8.707473125474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.272629" calcext:value-type="float">
            <text:p>3.272629</text:p>
          </table:table-cell>
          <table:table-cell office:value-type="float" office:value="4.329546" calcext:value-type="float">
            <text:p>4.329546</text:p>
          </table:table-cell>
          <table:table-cell office:value-type="float" office:value="9.28715504262781" calcext:value-type="float">
            <text:p>9.2871550426278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.650817" calcext:value-type="float">
            <text:p>3.650817</text:p>
          </table:table-cell>
          <table:table-cell office:value-type="float" office:value="4.576611" calcext:value-type="float">
            <text:p>4.576611</text:p>
          </table:table-cell>
          <table:table-cell office:value-type="float" office:value="9.11481966392728" calcext:value-type="float">
            <text:p>9.1148196639272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.115518" calcext:value-type="float">
            <text:p>4.115518</text:p>
          </table:table-cell>
          <table:table-cell office:value-type="float" office:value="5.130019" calcext:value-type="float">
            <text:p>5.130019</text:p>
          </table:table-cell>
          <table:table-cell office:value-type="float" office:value="10.3460020585501" calcext:value-type="float">
            <text:p>10.346002058550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.780926" calcext:value-type="float">
            <text:p>3.780926</text:p>
          </table:table-cell>
          <table:table-cell office:value-type="float" office:value="5.016722" calcext:value-type="float">
            <text:p>5.016722</text:p>
          </table:table-cell>
          <table:table-cell office:value-type="float" office:value="10.5854430732094" calcext:value-type="float">
            <text:p>10.58544307320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.185895" calcext:value-type="float">
            <text:p>4.185895</text:p>
          </table:table-cell>
          <table:table-cell office:value-type="float" office:value="5.203878" calcext:value-type="float">
            <text:p>5.203878</text:p>
          </table:table-cell>
          <table:table-cell office:value-type="float" office:value="10.9803481893011" calcext:value-type="float">
            <text:p>10.980348189301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229726" calcext:value-type="float">
            <text:p>5.229726</text:p>
          </table:table-cell>
          <table:table-cell office:value-type="float" office:value="6.399672" calcext:value-type="float">
            <text:p>6.399672</text:p>
          </table:table-cell>
          <table:table-cell office:value-type="float" office:value="13.5035115844992" calcext:value-type="float">
            <text:p>13.50351158449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.19556" calcext:value-type="float">
            <text:p>5.19556</text:p>
          </table:table-cell>
          <table:table-cell office:value-type="float" office:value="6.278057" calcext:value-type="float">
            <text:p>6.278057</text:p>
          </table:table-cell>
          <table:table-cell office:value-type="float" office:value="13.246900064198" calcext:value-type="float">
            <text:p>13.2469000641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.896846" calcext:value-type="float">
            <text:p>4.896846</text:p>
          </table:table-cell>
          <table:table-cell office:value-type="float" office:value="5.932429" calcext:value-type="float">
            <text:p>5.932429</text:p>
          </table:table-cell>
          <table:table-cell office:value-type="float" office:value="12.5176139848603" calcext:value-type="float">
            <text:p>12.51761398486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692164" calcext:value-type="float">
            <text:p>4.692164</text:p>
          </table:table-cell>
          <table:table-cell office:value-type="float" office:value="5.773203" calcext:value-type="float">
            <text:p>5.773203</text:p>
          </table:table-cell>
          <table:table-cell office:value-type="float" office:value="12.1816420576188" calcext:value-type="float">
            <text:p>12.18164205761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.279185" calcext:value-type="float">
            <text:p>4.279185</text:p>
          </table:table-cell>
          <table:table-cell office:value-type="float" office:value="5.684879" calcext:value-type="float">
            <text:p>5.684879</text:p>
          </table:table-cell>
          <table:table-cell office:value-type="float" office:value="11.9952756067774" calcext:value-type="float">
            <text:p>11.9952756067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0:47:18.785622104</meta:creation-date>
    <dc:date>2022-12-09T10:52:31.984548596</dc:date>
    <meta:editing-duration>PT5M12S</meta:editing-duration>
    <meta:editing-cycles>2</meta:editing-cycles>
    <meta:generator>LibreOffice/7.3.7.2$Linux_X86_64 LibreOffice_project/30$Build-2</meta:generator>
    <meta:document-statistic meta:table-count="3" meta:cell-count="1307" meta:object-count="0"/>
  </office:meta>
</office:document-meta>
</file>